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OpenSymbol1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8d1b4"/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fa425" officeooo:paragraph-rsid="0018d1b4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fa425" officeooo:paragraph-rsid="002aea14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8d1b4" officeooo:paragraph-rsid="0018d1b4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e2254" officeooo:paragraph-rsid="002e2254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0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19b9c4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1bf6ff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7aab8" officeooo:paragraph-rsid="000f583d"/>
    </style:style>
    <style:style style:name="P1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font-weight="bold" officeooo:rsid="0007aab8" officeooo:paragraph-rsid="000f583d" style:font-weight-asian="bold" style:font-weight-complex="bold"/>
    </style:style>
    <style:style style:name="P20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paragraph-rsid="0018d1b4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Arial1" fo:font-size="11pt" officeooo:paragraph-rsid="003118e2" style:font-size-asian="11pt" style:font-name-complex="Arial1" style:font-size-complex="11pt"/>
    </style:style>
    <style:style style:name="P22" style:family="paragraph" style:parent-style-name="Texto_20_tabela">
      <style:paragraph-properties fo:text-align="center" style:justify-single-word="false" style:snap-to-layout-grid="false"/>
    </style:style>
    <style:style style:name="P23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24" style:family="paragraph" style:parent-style-name="Texto_20_tabela">
      <style:paragraph-properties fo:text-align="center" style:justify-single-word="false" style:snap-to-layout-grid="false"/>
      <style:text-properties officeooo:rsid="00115311" officeooo:paragraph-rsid="00115311"/>
    </style:style>
    <style:style style:name="P25" style:family="paragraph" style:parent-style-name="Texto_20_tabela">
      <style:paragraph-properties fo:text-align="center" style:justify-single-word="false" style:snap-to-layout-grid="false"/>
      <style:text-properties officeooo:rsid="0014c467" officeooo:paragraph-rsid="0014c467"/>
    </style:style>
    <style:style style:name="P26" style:family="paragraph" style:parent-style-name="CabecalhoTabela">
      <style:paragraph-properties style:snap-to-layout-grid="false"/>
    </style:style>
    <style:style style:name="P27" style:family="paragraph" style:parent-style-name="CabecalhoTabela">
      <style:paragraph-properties style:snap-to-layout-grid="false"/>
      <style:text-properties officeooo:paragraph-rsid="0002101b"/>
    </style:style>
    <style:style style:name="P28" style:family="paragraph" style:parent-style-name="Standard">
      <style:paragraph-properties fo:margin-left="1.249cm" fo:margin-right="0cm" fo:text-indent="0cm" style:auto-text-indent="false"/>
      <style:text-properties fo:font-size="11pt" officeooo:paragraph-rsid="003118e2" style:font-size-asian="11pt" style:font-size-complex="11pt"/>
    </style:style>
    <style:style style:name="P29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bold" officeooo:paragraph-rsid="0002101b" style:font-weight-asian="bold" style:font-weight-complex="bold"/>
    </style:style>
    <style:style style:name="P30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31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P32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33" style:family="paragraph" style:parent-style-name="Listaabc" style:list-style-name="">
      <style:paragraph-properties fo:margin-left="1.249cm" fo:margin-right="0cm" fo:text-indent="0cm" style:auto-text-indent="false">
        <style:tab-stops/>
      </style:paragraph-properties>
      <style:text-properties fo:font-size="11pt" officeooo:paragraph-rsid="003118e2" style:font-size-asian="11pt" style:font-size-complex="11pt"/>
    </style:style>
    <style:style style:name="P34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35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3221e9" officeooo:paragraph-rsid="003221e9"/>
    </style:style>
    <style:style style:name="P36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1e3b8" officeooo:paragraph-rsid="0011e3b8"/>
    </style:style>
    <style:style style:name="P37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8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40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41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cf120" officeooo:paragraph-rsid="000cf120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42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118e2" style:font-weight-asian="bold" style:font-weight-complex="bold"/>
    </style:style>
    <style:style style:name="T4" style:family="text">
      <style:text-properties fo:font-weight="bold" style:font-name-asian="Arial" style:font-weight-asian="bold" style:font-weight-complex="bold"/>
    </style:style>
    <style:style style:name="T5" style:family="text">
      <style:text-properties officeooo:rsid="0002101b"/>
    </style:style>
    <style:style style:name="T6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7" style:family="text">
      <style:text-properties style:use-window-font-color="true" style:font-name="Arial" fo:font-size="10pt" fo:language="pt" fo:country="BR" officeooo:rsid="000b135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17902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23233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pt" fo:country="BR" officeooo:rsid="00288b67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1" style:family="text">
      <style:text-properties style:use-window-font-color="true" style:font-name="Arial" fo:font-size="11pt" fo:language="pt" fo:country="BR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2" style:family="text">
      <style:text-properties style:use-window-font-color="true" style:font-name="Arial" fo:font-size="11pt" fo:language="pt" fo:country="BR" officeooo: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3" style:family="text">
      <style:text-properties style:use-window-font-color="true" style:font-name="Arial" fo:font-size="11pt" fo:language="pt" fo:country="BR" officeooo: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4" style:family="text">
      <style:text-properties style:use-window-font-color="true" style:font-name="Arial" fo:language="pt" fo:country="BR" officeooo:rsid="003118e2" style:letter-kerning="true" style:font-name-asian="Times New Roman" style:language-asian="zh" style:country-asian="CN" style:font-name-complex="Arial" style:language-complex="ar" style:country-complex="SA"/>
    </style:style>
    <style:style style:name="T15" style:family="text">
      <style:text-properties style:use-window-font-color="true" style:font-name="Arial" fo:language="pt" fo:country="BR" officeooo:rsid="0033df1e" style:letter-kerning="true" style:font-name-asian="Times New Roman" style:language-asian="zh" style:country-asian="CN" style:font-name-complex="Arial" style:language-complex="ar" style:country-complex="SA"/>
    </style:style>
    <style:style style:name="T16" style:family="text">
      <style:text-properties fo:font-size="11pt" style:font-name-asian="Times New Roman" style:font-size-asian="11pt"/>
    </style:style>
    <style:style style:name="T17" style:family="text">
      <style:text-properties fo:font-size="11pt" officeooo:rsid="00023a1f" style:font-name-asian="Times New Roman" style:font-size-asian="11pt" style:font-size-complex="11pt"/>
    </style:style>
    <style:style style:name="T18" style:family="text">
      <style:text-properties fo:font-size="10pt" style:font-name-asian="Times New Roman" style:font-size-asian="10pt"/>
    </style:style>
    <style:style style:name="T19" style:family="text">
      <style:text-properties fo:font-size="10pt" officeooo:rsid="004b5cce" style:font-name-asian="Times New Roman" style:font-size-asian="10pt"/>
    </style:style>
    <style:style style:name="T20" style:family="text">
      <style:text-properties fo:font-size="10pt" officeooo:rsid="000cf120" style:font-name-asian="Times New Roman" style:font-size-asian="10pt"/>
    </style:style>
    <style:style style:name="T21" style:family="text">
      <style:text-properties fo:font-size="10pt" officeooo:rsid="000f583d" style:font-name-asian="Times New Roman" style:font-size-asian="10pt"/>
    </style:style>
    <style:style style:name="T22" style:family="text">
      <style:text-properties fo:font-size="10pt" style:font-size-asian="10pt"/>
    </style:style>
    <style:style style:name="T23" style:family="text">
      <style:text-properties fo:font-size="10pt" officeooo:rsid="000f583d" style:font-size-asian="10pt"/>
    </style:style>
    <style:style style:name="T24" style:family="text">
      <style:text-properties fo:font-size="10pt" fo:language="pt" fo:country="BR" style:font-size-asian="10pt" style:language-asian="zh" style:country-asian="CN" style:font-size-complex="10pt" style:language-complex="ar" style:country-complex="SA"/>
    </style:style>
    <style:style style:name="T25" style:family="text">
      <style:text-properties officeooo:rsid="00115311"/>
    </style:style>
    <style:style style:name="T26" style:family="text">
      <style:text-properties officeooo:rsid="0014c467"/>
    </style:style>
    <style:style style:name="T27" style:family="text">
      <style:text-properties officeooo:rsid="0015e993"/>
    </style:style>
    <style:style style:name="T28" style:family="text">
      <style:text-properties officeooo:rsid="0018d1b4"/>
    </style:style>
    <style:style style:name="T29" style:family="text">
      <style:text-properties officeooo:rsid="0017e711"/>
    </style:style>
    <style:style style:name="T30" style:family="text">
      <style:text-properties officeooo:rsid="001fa425"/>
    </style:style>
    <style:style style:name="T31" style:family="text">
      <style:text-properties officeooo:rsid="000e6f81"/>
    </style:style>
    <style:style style:name="T32" style:family="text">
      <style:text-properties officeooo:rsid="000f583d"/>
    </style:style>
    <style:style style:name="T33" style:family="text">
      <style:text-properties officeooo:rsid="001c9a1c"/>
    </style:style>
    <style:style style:name="T34" style:family="text">
      <style:text-properties officeooo:rsid="00206efe"/>
    </style:style>
    <style:style style:name="T35" style:family="text">
      <style:text-properties officeooo:rsid="002e2254"/>
    </style:style>
    <style:style style:name="T36" style:family="text">
      <style:text-properties officeooo:rsid="002e6deb"/>
    </style:style>
    <style:style style:name="T37" style:family="text">
      <style:text-properties style:font-name="Arial1" fo:font-weight="bold" style:font-weight-asian="bold" style:font-name-complex="Arial1" style:font-weight-complex="bold"/>
    </style:style>
    <style:style style:name="T38" style:family="text">
      <style:text-properties style:font-name="Arial1" fo:font-weight="bold" officeooo:rsid="00365a85" style:font-weight-asian="bold" style:font-name-complex="Arial1" style:font-weight-complex="bold"/>
    </style:style>
    <style:style style:name="T39" style:family="text">
      <style:text-properties style:font-name="Arial1" fo:font-weight="bold" officeooo:rsid="0037bda3" style:font-weight-asian="bold" style:font-name-complex="Arial1" style:font-weight-complex="bold"/>
    </style:style>
    <style:style style:name="T40" style:family="text">
      <style:text-properties style:font-name="Arial1" fo:font-weight="normal" style:font-weight-asian="normal" style:font-name-complex="Arial1" style:font-weight-complex="normal"/>
    </style:style>
    <style:style style:name="T41" style:family="text">
      <style:text-properties style:font-name="Arial1" style:font-name-asian="Arial" style:font-name-complex="Arial1"/>
    </style:style>
    <style:style style:name="T42" style:family="text">
      <style:text-properties style:font-name="Arial1" officeooo:rsid="003118e2" style:font-name-asian="Arial" style:font-name-complex="Arial1"/>
    </style:style>
    <style:style style:name="T43" style:family="text">
      <style:text-properties style:font-name="Arial1" style:font-name-complex="Arial1"/>
    </style:style>
    <style:style style:name="T44" style:family="text">
      <style:text-properties officeooo:rsid="003118e2"/>
    </style:style>
    <style:style style:name="T45" style:family="text">
      <style:text-properties fo:color="#000000" style:font-name="Arial1" style:font-name-complex="Arial1"/>
    </style:style>
    <style:style style:name="T46" style:family="text">
      <style:text-properties fo:color="#000000" style:font-name="Arial1" style:font-name-asian="Arial" style:font-name-complex="Arial1"/>
    </style:style>
    <style:style style:name="T47" style:family="text">
      <style:text-properties officeooo:rsid="003221e9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5">GRH</text:span> – Gestão de <text:span text:style-name="T5">Recursos Humanos</text:span></text:p>
      <text:p text:style-name="P9"/>
      <text:p text:style-name="P7">Documento de Especificação de Caso de Uso</text:p>
      <text:p text:style-name="P7"/>
      <text:p text:style-name="P8">UC<text:span text:style-name="T33">26</text:span> – <text:span text:style-name="T27">Avaliar Estagio</text:span></text:p>
      <text:p text:style-name="P10"/>
      <text:p text:style-name="P10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 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6">Data</text:p>
          </table:table-cell>
          <table:table-cell table:style-name="Tabela1.A1" office:value-type="string">
            <text:p text:style-name="P26">Versão</text:p>
          </table:table-cell>
          <table:table-cell table:style-name="Tabela1.A1" office:value-type="string">
            <text:p text:style-name="P27">Responsável</text:p>
          </table:table-cell>
          <table:table-cell table:style-name="Tabela1.D1" office:value-type="string">
            <text:p text:style-name="P26">Alteração</text:p>
          </table:table-cell>
        </table:table-row>
        <table:table-row table:style-name="Tabela1.1">
          <table:table-cell table:style-name="Tabela1.A1" office:value-type="string">
            <text:p text:style-name="P23"><text:span text:style-name="T26">28/09/</text:span>2015</text:p>
          </table:table-cell>
          <table:table-cell table:style-name="Tabela1.A1" office:value-type="string">
            <text:p text:style-name="P22">1.0</text:p>
          </table:table-cell>
          <table:table-cell table:style-name="Tabela1.A1" office:value-type="string">
            <text:p text:style-name="P25">Rayson Santos de Lima</text:p>
          </table:table-cell>
          <table:table-cell table:style-name="Tabela1.D1" office:value-type="string">
            <text:p text:style-name="P34">Criação do documento</text:p>
          </table:table-cell>
        </table:table-row>
        <table:table-row table:style-name="Tabela1.1">
          <table:table-cell table:style-name="Tabela1.A3" office:value-type="string">
            <text:p text:style-name="P23"><text:span text:style-name="T26">20/10/</text:span>2015</text:p>
          </table:table-cell>
          <table:table-cell table:style-name="Tabela1.A3" office:value-type="string">
            <text:p text:style-name="P22">1.<text:span text:style-name="T47">1</text:span></text:p>
          </table:table-cell>
          <table:table-cell table:style-name="Tabela1.A3" office:value-type="string">
            <text:p text:style-name="P25">Rayson Santos de Lima</text:p>
          </table:table-cell>
          <table:table-cell table:style-name="Tabela1.D3" office:value-type="string">
            <text:p text:style-name="P35">Aplicação do Fluxo Alternativo</text:p>
          </table:table-cell>
        </table:table-row>
        <table:table-row table:style-name="Tabela1.1">
          <table:table-cell table:style-name="Tabela1.A3" office:value-type="string">
            <text:p text:style-name="P24"/>
          </table:table-cell>
          <table:table-cell table:style-name="Tabela1.A3" office:value-type="string">
            <text:p text:style-name="P24"/>
          </table:table-cell>
          <table:table-cell table:style-name="Tabela1.A3" office:value-type="string">
            <text:p text:style-name="P24"/>
          </table:table-cell>
          <table:table-cell table:style-name="Tabela1.D3" office:value-type="string">
            <text:p text:style-name="P36"/>
          </table:table-cell>
        </table:table-row>
      </table:table>
      <text:section text:style-name="Sect1" text:name="Seção1">
        <text:list xml:id="list7258842161541924256" text:style-name="WW8Num2">
          <text:list-item>
            <text:h text:style-name="P32" text:outline-level="1"><text:bookmark-start text:name="_Ref439573339"/><text:bookmark-start text:name="_Ref418497390"/>CASOS DE USO: <text:span text:style-name="T33">avaliar estagio</text:span></text:h>
            <text:list>
              <text:list-item>
                <text:h text:style-name="P29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Normal"><text:span text:style-name="Fonte_20_parág._20_padrão"><text:span text:style-name="T6">Este caso de uso descreve o processo em que </text:span></text:span><text:span text:style-name="Fonte_20_parág._20_padrão"><text:span text:style-name="T7">o </text:span></text:span><text:span text:style-name="Fonte_20_parág._20_padrão"><text:span text:style-name="T8">coordenador</text:span></text:span><text:span text:style-name="Fonte_20_parág._20_padrão"><text:span text:style-name="T7"> </text:span></text:span><text:span text:style-name="Fonte_20_parág._20_padrão"><text:span text:style-name="T8">avalia </text:span></text:span><text:span text:style-name="Fonte_20_parág._20_padrão"><text:span text:style-name="T10">o </text:span></text:span><text:span text:style-name="Fonte_20_parág._20_padrão"><text:span text:style-name="T24">estagio</text:span></text:span><text:span text:style-name="Fonte_20_parág._20_padrão"><text:span text:style-name="T9"> </text:span></text:span></text:p>
        <text:list xml:id="list90451766172741" text:continue-numbering="true" text:style-name="WW8Num2">
          <text:list-item>
            <text:list>
              <text:list-item>
                <text:h text:style-name="P31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2">Atores</text:span><text:span text:style-name="Fonte_20_parág._20_padrão3"><text:span text:style-name="T4"> </text:span></text:span><text:span text:style-name="T2">Envolvidos</text:span></text:h>
              </text:list-item>
            </text:list>
          </text:list-item>
        </text:list>
        <text:p text:style-name="LO-Normal"><text:bookmark-start text:name="_Ref88992566"/>O ator envolvido é o <text:span text:style-name="T28">Coordenador.</text:span></text:p>
        <text:list xml:id="list90451767154029" text:continue-numbering="true" text:style-name="WW8Num2">
          <text:list-item>
            <text:list>
              <text:list-item>
                <text:h text:style-name="P30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2">Fluxo</text:span><text:span text:style-name="Fonte_20_parág._20_padrão3"><text:span text:style-name="T4"> </text:span></text:span><text:span text:style-name="T2">Básico</text:span><text:bookmark-end text:name="_Ref162424072"/></text:h>
              </text:list-item>
            </text:list>
          </text:list-item>
        </text:list>
        <text:p text:style-name="P2">1.<text:tab/><text:span text:style-name="T29">Coordenador seleciona a opção de “Acompanhamento de Avaliação” do estagiário</text:span></text:p>
        <text:p text:style-name="P2"><text:span text:style-name="T30">2</text:span>.<text:tab/><text:span text:style-name="T31">Sistema exibe informações do acompanhamento da avaliação do estagiário</text:span></text:p>
        <text:p text:style-name="P3">3.<text:tab/>Coordenador seleciona a opção de “<text:span text:style-name="T28">avaliar estagio”</text:span></text:p>
        <text:p text:style-name="P4">4.<text:tab/><text:span text:style-name="T35">Coordenador informa um comentário para cada um dos seguintes fatores: ASSIDUIDADE E DISCIPLINA, INICIATIVA E PRODUTIVIDADE, RESPONSABILIDADE, RELACIONAMENTO.</text:span></text:p>
        <text:p text:style-name="P6">5.<text:tab/>Coordenador informa nota geral do <text:span text:style-name="T36">estagiário</text:span></text:p>
        <text:p text:style-name="P5"><text:span text:style-name="T35">6</text:span>.<text:tab/>Coordenador <text:span text:style-name="T34">informa os dados requeridos e </text:span>confirma a operação</text:p>
        <text:p text:style-name="P5"><text:span text:style-name="T35">7</text:span>.<text:tab/>Sistema mostra mensagem de confirmação</text:p>
        <text:p text:style-name="P20"><text:bookmark-end text:name="_Ref88992566"/></text:p>
        <text:p text:style-name="P19"><text:span text:style-name="T11">1.</text:span><text:span text:style-name="T12">4</text:span><text:span text:style-name="T11"><text:tab/>Fluxos </text:span><text:span text:style-name="T13">Alternativos</text:span></text:p>
        <text:p text:style-name="P17"><text:span text:style-name="T44"><text:tab/></text:span><text:span text:style-name="T3">1.4.1 – Passo 4 </text:span><text:span text:style-name="T37">Dados Obrigatórios </text:span><text:span text:style-name="T38">N</text:span><text:span text:style-name="T37">ão i</text:span><text:span text:style-name="T39">n</text:span><text:span text:style-name="T37">formados</text:span><text:span text:style-name="T40"><text:tab/><text:tab/><text:tab/></text:span></text:p>
        <text:p text:style-name="P28"><text:span text:style-name="T45">1. Se</text:span><text:span text:style-name="T46"> </text:span><text:span text:style-name="T45">o</text:span><text:span text:style-name="T46"> usuário</text:span><text:span text:style-name="T41"> </text:span><text:span text:style-name="T45">não</text:span><text:span text:style-name="T46"> </text:span><text:span text:style-name="T45">tiver</text:span><text:span text:style-name="T46"> </text:span><text:span text:style-name="T45">informado</text:span><text:span text:style-name="T46"> </text:span><text:span text:style-name="T45">os</text:span><text:span text:style-name="T46"> </text:span><text:span text:style-name="T45">dados</text:span><text:span text:style-name="T46"> </text:span><text:span text:style-name="T45">obrigatórios</text:span><text:span text:style-name="T46"> </text:span></text:p>
        <text:p text:style-name="P21"/>
        <text:p text:style-name="P28"><text:span text:style-name="T43">2. O</text:span><text:span text:style-name="T41"> </text:span><text:span text:style-name="T43">sistema</text:span><text:span text:style-name="T41"> </text:span><text:span text:style-name="T43">exibe</text:span><text:span text:style-name="T41"> </text:span><text:span text:style-name="T43">uma</text:span><text:span text:style-name="T41"> </text:span><text:span text:style-name="T43">mensagem</text:span><text:span text:style-name="T41"> </text:span><text:span text:style-name="T43">informando</text:span><text:span text:style-name="T41"> </text:span><text:span text:style-name="T45">quais</text:span><text:span text:style-name="T46"> </text:span><text:span text:style-name="T45">dados</text:span><text:span text:style-name="T46"> </text:span><text:span text:style-name="T45">não</text:span><text:span text:style-name="T46"> </text:span><text:span text:style-name="T45">foram</text:span><text:span text:style-name="T46"> </text:span><text:span text:style-name="T45">preenchidos;</text:span></text:p>
        <text:p text:style-name="P33"><text:soft-page-break/><text:span text:style-name="T43">3. O</text:span><text:span text:style-name="T41"> </text:span><text:span text:style-name="T43">caso</text:span><text:span text:style-name="T41"> </text:span><text:span text:style-name="T43">de</text:span><text:span text:style-name="T41"> </text:span><text:span text:style-name="T43">uso</text:span><text:span text:style-name="T41"> </text:span><text:span text:style-name="T43">retorna,</text:span><text:span text:style-name="T41"> </text:span><text:span text:style-name="T43">com</text:span><text:span text:style-name="T41"> </text:span><text:span text:style-name="T43">os</text:span><text:span text:style-name="T41"> </text:span><text:span text:style-name="T43">dados</text:span><text:span text:style-name="T41"> </text:span><text:span text:style-name="T43">do</text:span><text:span text:style-name="T41"> </text:span><text:span text:style-name="T43">cadastro</text:span><text:span text:style-name="T41"> </text:span><text:span text:style-name="T43">recém-configurado,</text:span><text:span text:style-name="T41"> </text:span><text:span text:style-name="T42">ao</text:span><text:span text:style-name="T41"> </text:span><text:span text:style-name="T43">passo </text:span><text:span text:style-name="T14">4 </text:span><text:span text:style-name="T15">ou 5</text:span></text:p>
        <text:p text:style-name="P14"/>
        <text:p text:style-name="P18"><text:span text:style-name="T11">1.</text:span><text:span text:style-name="T13">5</text:span><text:span text:style-name="T11"><text:tab/>Fluxos de Exceção</text:span></text:p>
        <text:p text:style-name="P15"><text:tab/><text:span text:style-name="T32">Não se aplica</text:span></text:p>
        <text:p text:style-name="P11"/>
        <text:list xml:id="list7050009920329647591" text:style-name="L1">
          <text:list-header>
            <text:p text:style-name="P39"><text:span text:style-name="T19">1.</text:span><text:span text:style-name="T21">6</text:span><text:span text:style-name="T17"> <text:tab/>Pré-Condições</text:span></text:p>
          </text:list-header>
        </text:list>
        <text:p text:style-name="P12">Usuário Autenticado</text:p>
        <text:p text:style-name="P12">Para que o caso de uso seja iniciado é necessário que o usuário esteja autenticando no sistema e possua permissão de acesso a esta funcionalidade</text:p>
        <text:p text:style-name="P13"/>
        <text:list xml:id="list90451776151689" text:continue-numbering="true" text:style-name="L1">
          <text:list-header>
            <text:p text:style-name="P40"><text:span text:style-name="T18">1.</text:span><text:span text:style-name="T20">6</text:span><text:span text:style-name="T18"> </text:span><text:span text:style-name="T16"><text:tab/>Pós-Condições</text:span></text:p>
            <text:p text:style-name="P41"/>
            <text:p text:style-name="P38"><text:span text:style-name="T22">1.</text:span><text:span text:style-name="T23">7</text:span><text:span text:style-name="T22"> </text:span><text:tab/>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text:span text:style-name="T25">Regras de Negócio</text:span></text:p>
          </text:list-header>
        </text:list>
        <text:p text:style-name="P16"><text:s text:c="2"/><text:tab/>Não se aplica</text:p>
        <text:list xml:id="list90451777159338" text:continue-numbering="true" text:style-name="L1">
          <text:list-item>
            <text:list>
              <text:list-item>
                <text:list>
                  <text:list-header>
                    <text:p text:style-name="P42"/>
                  </text:list-header>
                </text:list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OpenSymbol1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WW8Num20z0" style:family="text">
      <style:text-properties style:font-name="Symbol1" fo:font-family="Symbol" fo:font-size="10pt" style:font-size-asian="10pt" style:font-name-complex="OpenSymbol1" style:font-family-complex="OpenSymbol, 'Arial Unicode MS'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28T09:04:51.562000000</dc:date>
    <meta:print-date>2007-05-07T23:41:00</meta:print-date>
    <meta:editing-cycles>54</meta:editing-cycles>
    <meta:editing-duration>PT2H59M36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42" meta:word-count="238" meta:character-count="1524" meta:non-whitespace-character-count="1315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